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7.91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11in"/>
    </style:style>
    <style:style style:name="co5" style:family="table-column">
      <style:table-column-properties fo:break-before="auto" style:column-width="2.5409in"/>
    </style:style>
    <style:style style:name="co6" style:family="table-column">
      <style:table-column-properties fo:break-before="auto" style:column-width="8.4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browse-indexe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play Text</text:p>
          </table:table-cell>
          <table:table-cell office:value-type="string" calcext:value-type="string">
            <text:p>Source Location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mets:mets/mets:dmdSec/mets:mdWrap/mets:xmlData/mods:mods/mods:name/mods:namePart</text:p>
          </table:table-cell>
        </table:table-row>
        <table:table-row table:style-name="ro1">
          <table:table-cell office:value-type="string" calcext:value-type="string">
            <text:p>Subject</text:p>
          </table:table-cell>
          <table:table-cell office:value-type="string" calcext:value-type="string">
            <text:p>/mets:mets/mets:dmdSec/mets:mdWrap/mets:xmlData/mods:mods/mods:subject</text:p>
          </table:table-cell>
        </table:table-row>
      </table:table>
      <table:table table:name="results-display" table:style-name="ta1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play Text</text:p>
          </table:table-cell>
          <table:table-cell office:value-type="string" calcext:value-type="string">
            <text:p>Source Location</text:p>
          </table:table-cell>
        </table:table-row>
        <table:table-row table:style-name="ro1">
          <table:table-cell office:value-type="string" calcext:value-type="string">
            <text:p>(link:title)</text:p>
          </table:table-cell>
          <table:table-cell office:value-type="string" calcext:value-type="string">
            <text:p>/mets:mets/mets:dmdSec/mets:mdWrap/mets:xmlData/mods:mods/mods:titleInfo/mods:title</text:p>
          </table:table-cell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/mets:mets/mets:dmdSec/mets:mdWrap/mets:xmlData/mods:mods/mods:originInfo/mods:dateIssued[@point='start']</text:p>
          </table:table-cell>
        </table:table-row>
        <table:table-row table:style-name="ro1">
          <table:table-cell office:value-type="string" calcext:value-type="string">
            <text:p>Document Type:</text:p>
          </table:table-cell>
          <table:table-cell office:value-type="string" calcext:value-type="string">
            <text:p>/mets:mets/mets:dmdSec/mets:mdWrap/mets:xmlData/mods:mods/mods:genre</text:p>
          </table:table-cell>
        </table:table-row>
        <table:table-row table:style-name="ro1">
          <table:table-cell office:value-type="string" calcext:value-type="string">
            <text:p>Unique ID:</text:p>
          </table:table-cell>
          <table:table-cell office:value-type="string" calcext:value-type="string">
            <text:p>/mets:mets/mets:dmdSec/mets:mdWrap/mets:xmlData/mods:mods/mods:identifier</text:p>
          </table:table-cell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/mets:mets/mets:dmdSec/mets:mdWrap/mets:xmlData/mods:mods/mods:abstract</text:p>
          </table:table-cell>
        </table:table-row>
      </table:table>
      <table:table table:name="item-display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tem Deta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itle:</text:p>
          </table:table-cell>
          <table:table-cell office:value-type="string" calcext:value-type="string">
            <text:p>/mets:mets/mets:dmdSec/mets:mdWrap/mets:xmlData/mods:mods/mods:titleInfo/mods:tit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/mets:mets/mets:dmdSec/mets:mdWrap/mets:xmlData/mods:mods/mods:originInfo/mods:dateIssued[@point='start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//mods:name/mods:role/mods:roleTerm</text:p>
          </table:table-cell>
          <table:table-cell office:value-type="string" calcext:value-type="string">
            <text:p>/mets:mets/mets:dmdSec/mets:mdWrap/mets:xmlData/mods:mods/mods:name/mods:display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ument Type:</text:p>
          </table:table-cell>
          <table:table-cell office:value-type="string" calcext:value-type="string">
            <text:p>/mets:mets/mets:dmdSec/mets:mdWrap/mets:xmlData/mods:mods/mods:gen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:</text:p>
          </table:table-cell>
          <table:table-cell table:style-name="ce2" office:value-type="string" calcext:value-type="string">
            <text:p>/mets:mets/mets:dmdSec/mets:mdWrap/mets:xmlData/mods:mods/mods:abstrac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nguage:</text:p>
          </table:table-cell>
          <table:table-cell office:value-type="string" calcext:value-type="string">
            <text:p>/mets:mets/mets:dmdSec/mets:mdWrap/mets:xmlData/mods:mods/mods:language/mods:languageTe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ject:</text:p>
          </table:table-cell>
          <table:table-cell office:value-type="string" calcext:value-type="string">
            <text:p>/mets:mets/mets:dmdSec/mets:mdWrap/mets:xmlData/mods:mods/mods:subject/mods:topi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ghts Inform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pyright Holder:</text:p>
          </table:table-cell>
          <table:table-cell office:value-type="string" calcext:value-type="string">
            <text:p>/mets:mets/mets:dmdSec/mets:mdWrap/mets:xmlData/mods:mods/mods:accessCondition[@status='copyright owner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yright Status:</text:p>
          </table:table-cell>
          <table:table-cell office:value-type="string" calcext:value-type="string">
            <text:p>/mets:mets/mets:dmdSec/mets:mdWrap/mets:xmlData/mods:mods/mods:accessCondition[@status='status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s Statement:</text:p>
          </table:table-cell>
          <table:table-cell office:value-type="string" calcext:value-type="string">
            <text:p>/mets:mets/mets:dmdSec/mets:mdWrap/mets:xmlData/mods:mods/mods:accessCondition[@status='statement']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ysical Item Information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Physical Size:</text:p>
          </table:table-cell>
          <table:table-cell office:value-type="string" calcext:value-type="string">
            <text:p>/mets:mets/mets:dmdSec/mets:mdWrap/mets:xmlData/mods:mods/mods:physicalDescription/mods:note[@type='source dimensions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t:</text:p>
          </table:table-cell>
          <table:table-cell office:value-type="string" calcext:value-type="string">
            <text:p>/mets:mets/mets:dmdSec/mets:mdWrap/mets:xmlData/mods:mods/mods:physicalDescription/mods:ext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:</text:p>
          </table:table-cell>
          <table:table-cell office:value-type="string" calcext:value-type="string">
            <text:p>/mets:mets/mets:dmdSec/mets:mdWrap/mets:xmlData/mods:mods/mods:physicalDescription/mods:note[@type='condition']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wing Typ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ique ID:</text:p>
          </table:table-cell>
          <table:table-cell office:value-type="string" calcext:value-type="string">
            <text:p>/mets:mets/mets:dmdSec/mets:mdWrap/mets:xmlData/mods:mods/mods:identif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ion:</text:p>
          </table:table-cell>
          <table:table-cell office:value-type="string" calcext:value-type="string">
            <text:p>/mets:mets/mets:dmdSec/mets:mdWrap/mets:xmlData/mods:mods/mods:relatedItem/mods:identifi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x:</text:p>
          </table:table-cell>
          <table:table-cell office:value-type="string" calcext:value-type="string">
            <text:p>/mets:mets/mets:dmdSec/mets:mdWrap/mets:xmlData/mods:mods/mods:relatedItem/mods:part/mods:detail[@type='box']/mods: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lder:</text:p>
          </table:table-cell>
          <table:table-cell office:value-type="string" calcext:value-type="string">
            <text:p>/mets:mets/mets:dmdSec/mets:mdWrap/mets:xmlData/mods:mods/mods:relatedItem/mods:part/mods:detail[@type='folder']/mods:number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vailable Files<text:span text:style-name="T1"> (for each)</text:span></text:p>
          </table:table-cell>
          <table:table-cell office:value-type="string" calcext:value-type="string">
            <text:p>/mets:mets/mets:fileSec/mets:fileGrp/mets:fi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:</text:p>
          </table:table-cell>
          <table:table-cell office:value-type="string" calcext:value-type="string">
            <text:p>/mets:mets/mets:fileSec/mets:fileGrp/mets:file/@MIMETYPE (-*/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lution:</text:p>
          </table:table-cell>
          <table:table-cell office:value-type="string" calcext:value-type="string">
            <text:p>/mets:mets/mets:fileSec/mets:fileGrp/mets:file/@resolu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 Name:</text:p>
          </table:table-cell>
          <table:table-cell office:value-type="string" calcext:value-type="string">
            <text:p>/mets:mets/mets:fileSec/mets:fileGrp/mets:file/@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at:</text:p>
          </table:table-cell>
          <table:table-cell office:value-type="string" calcext:value-type="string">
            <text:p>/mets:mets/mets:fileSec/mets:fileGrp/mets:file/@MIMETYP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:</text:p>
          </table:table-cell>
          <table:table-cell office:value-type="string" calcext:value-type="string">
            <text:p>/mets:mets/mets:fileSec/mets:fileGrp/mets:file/@SIZ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31T13:54:02.161005048</meta:creation-date>
    <dc:date>2014-05-31T15:26:36.483543341</dc:date>
    <meta:editing-duration>PT44M23S</meta:editing-duration>
    <meta:editing-cycles>1</meta:editing-cycles>
    <meta:document-statistic meta:table-count="3" meta:cell-count="68" meta:object-count="0"/>
    <meta:generator>LibreOffice/4.2.3.3$Linux_X86_64 LibreOffice_project/420m0$Build-3</meta:generator>
  </office:meta>
</office:document-meta>
</file>